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3.75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0.05cm" fo:min-width="3.5cm" fo:padding-top="0.125cm" fo:padding-bottom="0.125cm" fo:padding-left="0.25cm" fo:padding-right="0.25cm"/>
    </style:style>
    <style:style style:name="gr5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6" style:family="graphic" style:parent-style-name="objectwithoutfill">
      <style:graphic-properties svg:stroke-width="0.02cm" draw:marker-start-width="0.08cm" draw:marker-end="Arrow_20_concave" draw:marker-end-width="0.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3cm" svg:stroke-color="#000000" draw:marker-start-width="0.095cm" draw:marker-end-width="0.095cm" svg:stroke-linecap="round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095cm" draw:marker-end-width="0.09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7cm" draw:marker-start-width="0.155cm" draw:marker-end="Arrow_20_concave" draw:marker-end-width="0.375cm" draw:fill="none" draw:textarea-vertical-align="middle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Чёрная_20_-45_20_градусов_20_частая" draw:fill-hatch-solid="fals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line draw:style-name="gr1" draw:text-style-name="P1" draw:layer="layout" svg:x1="7cm" svg:y1="7cm" svg:x2="11cm" svg:y2="7cm">
          <text:p/>
        </draw:line>
        <draw:line draw:style-name="gr1" draw:text-style-name="P1" draw:layer="layout" svg:x1="5cm" svg:y1="9cm" svg:x2="9cm" svg:y2="9cm">
          <text:p/>
        </draw:line>
        <draw:line draw:style-name="gr2" draw:text-style-name="P1" draw:layer="layout" svg:x1="7cm" svg:y1="9cm" svg:x2="7cm" svg:y2="5cm">
          <text:p/>
        </draw:line>
        <draw:line draw:style-name="gr2" draw:text-style-name="P1" draw:layer="layout" svg:x1="9cm" svg:y1="11cm" svg:x2="9cm" svg:y2="7cm">
          <text:p/>
        </draw:line>
        <draw:custom-shape draw:style-name="gr3" draw:text-style-name="P2" draw:layer="layout" svg:width="0.3cm" svg:height="4cm" svg:x="9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4cm" svg:x="6.7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0.3cm" svg:x="7cm" svg:y="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0.3cm" svg:x="5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665cm" svg:height="0.539cm" svg:x="7.704cm" svg:y="7.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3" draw:layer="layout" svg:width="0.66cm" svg:height="0.539cm" svg:x="9.605cm" svg:y="8.7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3" draw:layer="layout" svg:width="0.656cm" svg:height="0.539cm" svg:x="6.705cm" svg:y="9.64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3" draw:layer="layout" svg:width="0.677cm" svg:height="0.539cm" svg:x="5.605cm" svg:y="6.74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" draw:layer="layout" svg:width="0.665cm" svg:height="0.539cm" svg:x="8.905cm" svg:y="5.84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16cm" svg:y1="7cm" svg:x2="20cm" svg:y2="7cm">
          <text:p/>
        </draw:line>
        <draw:line draw:style-name="gr1" draw:text-style-name="P1" draw:layer="layout" svg:x1="14cm" svg:y1="9cm" svg:x2="18cm" svg:y2="9cm">
          <text:p/>
        </draw:line>
        <draw:line draw:style-name="gr2" draw:text-style-name="P1" draw:layer="layout" svg:x1="16cm" svg:y1="9cm" svg:x2="16cm" svg:y2="5cm">
          <text:p/>
        </draw:line>
        <draw:line draw:style-name="gr2" draw:text-style-name="P1" draw:layer="layout" svg:x1="18cm" svg:y1="11cm" svg:x2="18cm" svg:y2="7cm">
          <text:p/>
        </draw:line>
        <draw:frame draw:style-name="gr5" draw:text-style-name="P3" draw:layer="layout" svg:width="0.567cm" svg:height="0.539cm" svg:x="16.204cm" svg:y="4.0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" draw:layer="layout" svg:x1="16.01cm" svg:y1="11.5cm" svg:x2="16.01cm" svg:y2="4cm">
          <text:p/>
        </draw:line>
        <draw:line draw:style-name="gr6" draw:text-style-name="P1" draw:layer="layout" svg:x1="13.255cm" svg:y1="8.97cm" svg:x2="20.755cm" svg:y2="8.97cm">
          <text:p/>
        </draw:line>
        <draw:frame draw:style-name="gr5" draw:text-style-name="P3" draw:layer="layout" svg:width="0.563cm" svg:height="0.539cm" svg:x="20.205cm" svg:y="9.04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3" draw:layer="layout" svg:width="1.661cm" svg:height="0.547cm" svg:x="16.105cm" svg:y="8.34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3" draw:layer="layout" svg:width="1.673cm" svg:height="0.547cm" svg:x="14.306cm" svg:y="8.34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3" draw:layer="layout" svg:width="1.644cm" svg:height="0.547cm" svg:x="16.106cm" svg:y="6.34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3" draw:layer="layout" svg:width="1.622cm" svg:height="0.547cm" svg:x="18.107cm" svg:y="7.14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3" draw:layer="layout" svg:width="1.635cm" svg:height="0.547cm" svg:x="18.107cm" svg:y="9.1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6cm" svg:y1="15.4cm" svg:x2="20cm" svg:y2="15.4cm">
          <text:p/>
        </draw:line>
        <draw:line draw:style-name="gr8" draw:text-style-name="P1" draw:layer="layout" svg:x1="16cm" svg:y1="17.4cm" svg:x2="16cm" svg:y2="13.4cm">
          <text:p/>
        </draw:line>
        <draw:line draw:style-name="gr8" draw:text-style-name="P1" draw:layer="layout" svg:x1="18cm" svg:y1="19.4cm" svg:x2="18cm" svg:y2="15.4cm">
          <text:p/>
        </draw:line>
        <draw:g>
          <draw:line draw:style-name="gr9" draw:text-style-name="P1" draw:layer="layout" svg:x1="15cm" svg:y1="17.4cm" svg:x2="18cm" svg:y2="17.4cm">
            <text:p/>
          </draw:line>
          <draw:line draw:style-name="gr9" draw:text-style-name="P1" draw:layer="layout" svg:x1="16.532cm" svg:y1="19.996cm" svg:x2="18.032cm" svg:y2="17.398cm">
            <text:p/>
          </draw:line>
          <draw:line draw:style-name="gr9" draw:text-style-name="P1" draw:layer="layout" svg:x1="14.984cm" svg:y1="19.148cm" svg:x2="17.582cm" svg:y2="17.648cm">
            <text:p/>
          </draw:line>
        </draw:g>
        <draw:g>
          <draw:line draw:style-name="gr9" draw:text-style-name="P1" draw:layer="layout" svg:x1="19.027cm" svg:y1="15.415cm" svg:x2="16.027cm" svg:y2="15.415cm">
            <text:p/>
          </draw:line>
          <draw:line draw:style-name="gr9" draw:text-style-name="P1" draw:layer="layout" svg:x1="17.496cm" svg:y1="12.819cm" svg:x2="15.996cm" svg:y2="15.417cm">
            <text:p/>
          </draw:line>
          <draw:line draw:style-name="gr9" draw:text-style-name="P1" draw:layer="layout" svg:x1="19.043cm" svg:y1="13.666cm" svg:x2="16.445cm" svg:y2="15.166cm">
            <text:p/>
          </draw:line>
        </draw:g>
        <draw:g>
          <draw:line draw:style-name="gr9" draw:text-style-name="P1" draw:layer="layout" svg:x1="18.015cm" svg:y1="18.437cm" svg:x2="18.015cm" svg:y2="15.437cm">
            <text:p/>
          </draw:line>
          <draw:line draw:style-name="gr9" draw:text-style-name="P1" draw:layer="layout" svg:x1="20.611cm" svg:y1="16.906cm" svg:x2="18.013cm" svg:y2="15.406cm">
            <text:p/>
          </draw:line>
          <draw:line draw:style-name="gr9" draw:text-style-name="P1" draw:layer="layout" svg:x1="19.763cm" svg:y1="18.453cm" svg:x2="18.263cm" svg:y2="15.855cm">
            <text:p/>
          </draw:line>
        </draw:g>
        <draw:line draw:style-name="gr7" draw:text-style-name="P1" draw:layer="layout" svg:x1="14cm" svg:y1="17.4cm" svg:x2="18cm" svg:y2="17.4cm">
          <text:p/>
        </draw:line>
        <draw:g>
          <draw:line draw:style-name="gr9" draw:text-style-name="P1" draw:layer="layout" svg:x1="16.04cm" svg:y1="14.385cm" svg:x2="16.04cm" svg:y2="17.385cm">
            <text:p/>
          </draw:line>
          <draw:line draw:style-name="gr9" draw:text-style-name="P1" draw:layer="layout" svg:x1="13.444cm" svg:y1="15.917cm" svg:x2="16.042cm" svg:y2="17.417cm">
            <text:p/>
          </draw:line>
          <draw:line draw:style-name="gr9" draw:text-style-name="P1" draw:layer="layout" svg:x1="14.291cm" svg:y1="14.369cm" svg:x2="15.791cm" svg:y2="16.967cm">
            <text:p/>
          </draw:line>
        </draw:g>
        <draw:g>
          <draw:line draw:style-name="gr9" draw:text-style-name="P1" draw:layer="layout" svg:x1="17.08cm" svg:y1="15.663cm" svg:x2="16.314cm" svg:y2="17.092cm">
            <text:p/>
          </draw:line>
          <draw:line draw:style-name="gr9" draw:text-style-name="P1" draw:layer="layout" svg:x1="17.769cm" svg:y1="16.429cm" svg:x2="16.443cm" svg:y2="17.2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hatch draw:name="Чёрная_20_-45_20_градусов_20_частая" draw:display-name="Чёрная -45 градусов частая" draw:style="single" draw:color="#000000" draw:distance="0.07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4:51:12.745700334</meta:creation-date>
    <dc:date>2017-03-09T22:14:41.158920901</dc:date>
    <meta:editing-duration>PT4H11M47S</meta:editing-duration>
    <meta:editing-cycles>10</meta:editing-cycles>
    <meta:generator>LibreOffice/5.0.6.2$Linux_x86 LibreOffice_project/00m0$Build-2</meta:generator>
    <meta:document-statistic meta:object-count="49"/>
  </office:meta>
</office:document-meta>
</file>

<file path=Object 1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10/content.xml><?xml version="1.0" encoding="utf-8"?>
<math xmlns="http://www.w3.org/1998/Math/MathML" display="block">
  <semantics>
    <mrow>
      <msub>
        <mi mathvariant="normal">α</mi>
        <mn>3</mn>
      </msub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%alpha_3 ( 0; 1 )</annotation>
  </semantics>
</math>
</file>

<file path=Object 11/content.xml><?xml version="1.0" encoding="utf-8"?>
<math xmlns="http://www.w3.org/1998/Math/MathML" display="block">
  <semantics>
    <mrow>
      <msub>
        <mi mathvariant="normal">α</mi>
        <mn>2</mn>
      </msub>
      <mrow>
        <mo fence="true" stretchy="false">(</mo>
        <mrow>
          <mrow>
            <mn>1</mn>
            <mi>;</mi>
            <mn>1</mn>
          </mrow>
        </mrow>
        <mo fence="true" stretchy="false">)</mo>
      </mrow>
    </mrow>
    <annotation encoding="StarMath 5.0">%alpha_2 ( 1; 1 )</annotation>
  </semantics>
</math>
</file>

<file path=Object 12/content.xml><?xml version="1.0" encoding="utf-8"?>
<math xmlns="http://www.w3.org/1998/Math/MathML" display="block">
  <semantics>
    <mrow>
      <msub>
        <mi mathvariant="normal">α</mi>
        <mn>1</mn>
      </msub>
      <mrow>
        <mo fence="true" stretchy="false">(</mo>
        <mrow>
          <mrow>
            <mn>1</mn>
            <mi>;</mi>
            <mn>0</mn>
          </mrow>
        </mrow>
        <mo fence="true" stretchy="false">)</mo>
      </mrow>
    </mrow>
    <annotation encoding="StarMath 5.0">%alpha_1 ( 1; 0 )</annotation>
  </semantics>
</math>
</file>

<file path=Object 2/content.xml><?xml version="1.0" encoding="utf-8"?>
<math xmlns="http://www.w3.org/1998/Math/MathML" display="block">
  <semantics>
    <msub>
      <mi>A</mi>
      <mn>2</mn>
    </msub>
    <annotation encoding="StarMath 5.0">A_2
</annotation>
  </semantics>
</math>
</file>

<file path=Object 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sub>
      <mi>A</mi>
      <mn>4</mn>
    </msub>
    <annotation encoding="StarMath 5.0">A_4
</annotation>
  </semantics>
</math>
</file>

<file path=Object 5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 mathvariant="normal">α</mi>
        <mn>0</mn>
      </msub>
      <mrow>
        <mo fence="true" stretchy="false">(</mo>
        <mrow>
          <mrow>
            <mn>0</mn>
            <mi>;</mi>
            <mn>0</mn>
          </mrow>
        </mrow>
        <mo fence="true" stretchy="false">)</mo>
      </mrow>
    </mrow>
    <annotation encoding="StarMath 5.0">%alpha_0 ( 0; 0 )</annotation>
  </semantics>
</math>
</file>

<file path=Object 9/content.xml><?xml version="1.0" encoding="utf-8"?>
<math xmlns="http://www.w3.org/1998/Math/MathML" display="block">
  <semantics>
    <mrow>
      <msub>
        <mi mathvariant="normal">α</mi>
        <mn>4</mn>
      </msub>
      <mrow>
        <mo fence="true" stretchy="false">(</mo>
        <mrow>
          <mrow>
            <mn>0</mn>
            <mi>;</mi>
            <mn>0</mn>
          </mrow>
        </mrow>
        <mo fence="true" stretchy="false">)</mo>
      </mrow>
    </mrow>
    <annotation encoding="StarMath 5.0">%alpha_4 ( 0; 0 )</annotation>
  </semantics>
</math>
</file>